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89cc" officeooo:paragraph-rsid="0001f1b6"/>
    </style:style>
    <style:style style:name="P2" style:family="paragraph" style:parent-style-name="Standard">
      <style:text-properties officeooo:rsid="000489cc" officeooo:paragraph-rsid="0002d682"/>
    </style:style>
    <style:style style:name="P3" style:family="paragraph" style:parent-style-name="Standard">
      <style:text-properties officeooo:rsid="000489cc" officeooo:paragraph-rsid="00083dd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489cc" officeooo:paragraph-rsid="0001f1b6" style:font-weight-asian="bold" style:font-weight-complex="bold"/>
    </style:style>
    <style:style style:name="P5" style:family="paragraph" style:parent-style-name="Standard">
      <style:text-properties fo:font-style="italic" officeooo:rsid="0004e33c" officeooo:paragraph-rsid="0004e33c" style:font-style-asian="italic" style:font-style-complex="italic"/>
    </style:style>
    <style:style style:name="P6" style:family="paragraph" style:parent-style-name="Standard">
      <style:text-properties fo:font-style="italic" officeooo:rsid="000489cc" officeooo:paragraph-rsid="0001f1b6" style:font-style-asian="italic" style:font-style-complex="italic"/>
    </style:style>
    <style:style style:name="P7" style:family="paragraph" style:parent-style-name="Standard">
      <style:text-properties fo:font-style="italic" officeooo:rsid="000683ca" officeooo:paragraph-rsid="000683ca" style:font-style-asian="italic" style:font-style-complex="italic"/>
    </style:style>
    <style:style style:name="T1" style:family="text">
      <style:text-properties officeooo:rsid="0006a446"/>
    </style:style>
    <style:style style:name="T2" style:family="text">
      <style:text-properties officeooo:rsid="0002326a"/>
    </style:style>
    <style:style style:name="T3" style:family="text">
      <style:text-properties officeooo:rsid="0002d682"/>
    </style:style>
    <style:style style:name="T4" style:family="text">
      <style:text-properties officeooo:rsid="0004e33c"/>
    </style:style>
    <style:style style:name="T5" style:family="text">
      <style:text-properties officeooo:rsid="00083ddd"/>
    </style:style>
    <style:style style:name="T6" style:family="text">
      <style:text-properties officeooo:rsid="00096e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uild Crypto++ <text:span text:style-name="T2">dynamical</text:span>ly on Microsoft Windows and Visual C++</text:p>
      <text:p text:style-name="P1"/>
      <text:p text:style-name="P1">1. Grab a copy of the latest source release of Crypto++ and extract it somewhere.</text:p>
      <text:p text:style-name="P1"/>
      <text:p text:style-name="P1">2. Open up cryptest.sln in VC++ IDE</text:p>
      <text:p text:style-name="P1"/>
      <text:p text:style-name="P1">3. There are 4 projects in the solution, and the only one that we need to build <text:span text:style-name="T3">shared</text:span> version of Crypto++ is the cryp<text:span text:style-name="T3">opp</text:span> project. So, right click on the crypt<text:span text:style-name="T3">opp</text:span> project and ensure that you have the following settings for the project in both Debug and Release build modes:</text:p>
      <text:p text:style-name="P1"/>
      <text:p text:style-name="P5">Note: Default project file for building the dynamic version which ships with Crypto++ uses static linking (/MT or /MTd). This is so wrong, and it should be /MD or /MDd. Despite the fact that dynamic version builds just fine, you will end up in plenty of ambiguous linker errors when linking your own code against the dynamic version of Crypto++. The reason is that your are linking against different versions of the run-time libraries. So, do not mix static and dynamic versions of the run-time libraries.</text:p>
      <text:p text:style-name="P6"/>
      <text:p text:style-name="P7">Note: Due to errors in <text:span text:style-name="T5">shared-lib builds, rename the debug files manually and add _d postfix to their names. Also, for both release and debug rename VC80.pdb to cryotopp.pdb and cryptopp_d.pdb for each build acoordingly.</text:span></text:p>
      <text:p text:style-name="P6"/>
      <text:p text:style-name="P1">Debug:</text:p>
      <text:p text:style-name="P2"><text:s text:c="4"/>Configuration Properties &gt; C/C++ &gt; Code Generation &gt; Runtime Library &gt; <text:span text:style-name="T3">Multi-threaded Debug DLL (/MDd)</text:span></text:p>
      <text:p text:style-name="P1"/>
      <text:p text:style-name="P1">Release:</text:p>
      <text:p text:style-name="P2"><text:s text:c="4"/>Configuration Properties &gt; C/C++ &gt; Code Generation &gt; Runtime Library &gt; <text:span text:style-name="T3">Multi-threaded DLL (/MD)</text:span></text:p>
      <text:p text:style-name="P1"/>
      <text:p text:style-name="P1">4. Now build the crypt<text:span text:style-name="T4">opp</text:span> project in both Debug and Release build modes. If everything goes smoothly, grab these files and copy them to your lib folder:</text:p>
      <text:p text:style-name="P1"/>
      <text:p text:style-name="P1">Debug:</text:p>
      <text:p text:style-name="P3"><text:s text:c="4"/>{Crypto++ Source Directory}\Win32\<text:span text:style-name="T5">DLL_Output</text:span>\Debug\cryptlib_d.lib</text:p>
      <text:p text:style-name="P3"><text:s text:c="4"/>{Crypto++ Source Directory}\Win32\<text:span text:style-name="T5">DLL_Output</text:span>\Debug\cryptlib_d.pdb</text:p>
      <text:p text:style-name="P1"><text:s text:c="4"/></text:p>
      <text:p text:style-name="P1">Release:</text:p>
      <text:p text:style-name="P3"><text:s text:c="4"/>{Crypto++ Source Directory}\Win32\<text:span text:style-name="T5">DLL_Output</text:span>\Release\cryptlib.lib</text:p>
      <text:p text:style-name="P3"><text:s text:c="4"/>{Crypto++ Source Directory}\Win32\<text:span text:style-name="T5">DLL_Output</text:span>\Release\cryptlib.pdb</text:p>
      <text:p text:style-name="P1"/>
      <text:p text:style-name="P1">5. Last but not least, copy all the *.h files from the extracted Crypto++ source directory to {your own include directory}/cryptopp.</text:p>
      <text:p text:style-name="P1"/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08:38:47.517000000</meta:creation-date>
    <dc:date>2013-10-28T13:30:41.919000000</dc:date>
    <meta:editing-duration>PT1H50M42S</meta:editing-duration>
    <meta:editing-cycles>9</meta:editing-cycles>
    <meta:generator>LibreOffice/4.1.1.2$Windows_x86 LibreOffice_project/7e4286b58adc75a14f6d83f53a03b6c11fa2903</meta:generator>
    <meta:document-statistic meta:table-count="0" meta:image-count="0" meta:object-count="0" meta:page-count="1" meta:paragraph-count="19" meta:word-count="295" meta:character-count="1973" meta:non-whitespace-character-count="1668"/>
  </office:meta>
</office:document-meta>
</file>